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14cm"/>
    </style:style>
    <style:style style:name="gr3" style:family="graphic" style:parent-style-name="standard">
      <style:graphic-properties draw:stroke="none" svg:stroke-color="#000000" draw:fill="none" draw:fill-color="#ffffff" fo:min-height="0.692cm"/>
    </style:style>
    <style:style style:name="gr4" style:family="graphic" style:parent-style-name="standard">
      <style:graphic-properties draw:fill-color="#94bd5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8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id="id1" draw:layer="layout" svg:width="0.5cm" svg:height="0.5cm" svg:x="2cm" svg:y="4.7cm">
          <text:p text:style-name="P2"/>
        </draw:circle>
        <draw:circle draw:style-name="gr1" draw:text-style-name="P1" draw:id="id2" draw:layer="layout" svg:width="0.5cm" svg:height="0.5cm" svg:x="11cm" svg:y="4.6cm">
          <text:p text:style-name="P2"/>
        </draw:circle>
        <draw:frame draw:style-name="gr2" draw:text-style-name="P2" draw:layer="layout" svg:width="1.857cm" svg:height="1.064cm" svg:x="2.393cm" svg:y="4.462cm">
          <draw:text-box>
            <text:p text:style-name="P2">S 1</text:p>
          </draw:text-box>
        </draw:frame>
        <draw:frame draw:style-name="gr3" draw:text-style-name="P2" draw:layer="layout" svg:width="2.351cm" svg:height="0.963cm" svg:x="11.397cm" svg:y="4.399cm">
          <draw:text-box>
            <text:p text:style-name="P2">S 2</text:p>
          </draw:text-box>
        </draw:frame>
        <draw:circle draw:style-name="gr4" draw:text-style-name="P1" draw:layer="layout" svg:width="0.5cm" svg:height="0.5cm" svg:x="11.407cm" svg:y="7.766cm">
          <text:p text:style-name="P2"/>
        </draw:circle>
        <draw:g>
          <draw:frame draw:style-name="gr5" draw:text-style-name="P3" draw:layer="layout" svg:width="3.167cm" svg:height="0.725cm" svg:x="12.141cm" svg:y="6.971cm">
            <draw:text-box>
              <text:p text:style-name="P2"><text:span text:style-name="T1">.... metabolite</text:span></text:p>
            </draw:text-box>
          </draw:frame>
          <draw:custom-shape draw:style-name="gr6" draw:text-style-name="P1" draw:layer="layout" svg:width="0.94cm" svg:height="0.5cm" svg:x="11.201cm" svg:y="8.477cm">
            <text:p text:style-name="P2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3" draw:layer="layout" svg:width="2.651cm" svg:height="0.725cm" svg:x="12.141cm" svg:y="8.377cm">
            <draw:text-box>
              <text:p text:style-name="P2"><text:span text:style-name="T1">.... activity</text:span></text:p>
            </draw:text-box>
          </draw:frame>
          <draw:ellipse draw:style-name="gr1" draw:text-style-name="P1" draw:layer="layout" svg:width="0.47cm" svg:height="0.5cm" svg:x="11.389cm" svg:y="7.077cm">
            <text:p text:style-name="P2"/>
          </draw:ellipse>
          <draw:frame draw:style-name="gr5" draw:text-style-name="P3" draw:layer="layout" svg:width="2.85cm" svg:height="0.725cm" svg:x="12.141cm" svg:y="6.171cm">
            <draw:text-box>
              <text:p text:style-name="P2"><text:span text:style-name="T1">.... enzyme</text:span></text:p>
            </draw:text-box>
          </draw:frame>
          <draw:frame draw:style-name="gr5" draw:text-style-name="P3" draw:layer="layout" svg:width="2.81cm" svg:height="0.725cm" svg:x="12.141cm" svg:y="7.671cm">
            <draw:text-box>
              <text:p text:style-name="P2"><text:span text:style-name="T1">.... energy</text:span></text:p>
            </draw:text-box>
          </draw:frame>
          <draw:custom-shape draw:style-name="gr8" draw:text-style-name="P1" draw:layer="layout" svg:width="0.923cm" svg:height="0.468cm" svg:x="11.176cm" svg:y="6.36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9" draw:text-style-name="P1" draw:layer="layout" draw:type="curve" draw:line-skew="-0.712cm" svg:x1="2.25cm" svg:y1="4.7cm" svg:x2="11.25cm" svg:y2="4.6cm" draw:start-shape="id1" draw:start-glue-point="0" draw:end-shape="id2">
          <text:p text:style-name="P2"/>
        </draw:connector>
        <draw:circle draw:style-name="gr4" draw:text-style-name="P1" draw:id="id3" draw:layer="layout" svg:width="0.5cm" svg:height="0.5cm" svg:x="3.353cm" svg:y="1.466cm">
          <text:p text:style-name="P2"/>
        </draw:circle>
        <draw:circle draw:style-name="gr4" draw:text-style-name="P1" draw:id="id4" draw:layer="layout" svg:width="0.5cm" svg:height="0.5cm" svg:x="9.457cm" svg:y="1.468cm">
          <text:p text:style-name="P2"/>
        </draw:circle>
        <draw:frame draw:style-name="gr10" draw:text-style-name="P3" draw:layer="layout" svg:width="1.353cm" svg:height="0.768cm" svg:x="2.946cm" svg:y="0.863cm">
          <draw:text-box>
            <text:p text:style-name="P2"><text:span text:style-name="T1">ATP</text:span></text:p>
          </draw:text-box>
        </draw:frame>
        <draw:frame draw:style-name="gr10" draw:text-style-name="P3" draw:layer="layout" svg:width="1.642cm" svg:height="0.768cm" svg:x="9.111cm" svg:y="0.885cm">
          <draw:text-box>
            <text:p text:style-name="P2"><text:span text:style-name="T1">ADP</text:span></text:p>
          </draw:text-box>
        </draw:frame>
        <draw:connector draw:style-name="gr9" draw:text-style-name="P1" draw:layer="layout" draw:type="curve" draw:line-skew="0.371cm" svg:x1="3.603cm" svg:y1="1.966cm" svg:x2="9.707cm" svg:y2="1.968cm" draw:start-shape="id3" draw:start-glue-point="2" draw:end-shape="id4" draw:end-glue-point="2">
          <text:p text:style-name="P2"/>
        </draw:connector>
        <draw:custom-shape draw:style-name="gr11" draw:text-style-name="P1" draw:layer="layout" svg:width="1.772cm" svg:height="0.739cm" svg:x="5.844cm" svg:y="2.719cm">
          <text:p text:style-name="P4">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draw:line-skew="0.585cm" svg:x1="11.25cm" svg:y1="5.1cm" svg:x2="2.25cm" svg:y2="5.2cm" draw:start-shape="id2" draw:start-glue-point="2" draw:end-shape="id1" draw:end-glue-point="2">
          <text:p text:style-name="P2"/>
        </draw:connector>
        <draw:circle draw:style-name="gr4" draw:text-style-name="P1" draw:id="id6" draw:layer="layout" svg:width="0.5cm" svg:height="0.5cm" svg:x="3.924cm" svg:y="7.907cm">
          <text:p text:style-name="P2"/>
        </draw:circle>
        <draw:circle draw:style-name="gr4" draw:text-style-name="P1" draw:id="id5" draw:layer="layout" svg:width="0.5cm" svg:height="0.5cm" svg:x="9.183cm" svg:y="7.971cm">
          <text:p text:style-name="P2"/>
        </draw:circle>
        <draw:frame draw:style-name="gr10" draw:text-style-name="P3" draw:layer="layout" svg:width="1.523cm" svg:height="0.768cm" svg:x="3.473cm" svg:y="8.338cm">
          <draw:text-box>
            <text:p text:style-name="P2"><text:span text:style-name="T1">ADP</text:span></text:p>
          </draw:text-box>
        </draw:frame>
        <draw:frame draw:style-name="gr10" draw:text-style-name="P3" draw:layer="layout" svg:width="1.642cm" svg:height="0.768cm" svg:x="8.822cm" svg:y="8.377cm">
          <draw:text-box>
            <text:p text:style-name="P2"><text:span text:style-name="T1">ATP</text:span></text:p>
          </draw:text-box>
        </draw:frame>
        <draw:connector draw:style-name="gr9" draw:text-style-name="P1" draw:layer="layout" draw:type="curve" draw:line-skew="-0.618cm" svg:x1="9.433cm" svg:y1="7.971cm" svg:x2="4.174cm" svg:y2="7.907cm" draw:start-shape="id5" draw:start-glue-point="0" draw:end-shape="id6" draw:end-glue-point="0">
          <text:p text:style-name="P2"/>
        </draw:connector>
        <draw:custom-shape draw:style-name="gr11" draw:text-style-name="P1" draw:layer="layout" svg:width="1.772cm" svg:height="0.739cm" svg:x="5.807cm" svg:y="6.201cm">
          <text:p text:style-name="P4">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478cm" svg:height="0.725cm" svg:x="5.733cm" svg:y="2.024cm">
          <draw:text-box>
            <text:p text:style-name="P2"><text:span text:style-name="T1">enzy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Michael Kalkusch</meta:initial-creator>
    <meta:creation-date>2006-08-18T12:19:40</meta:creation-date>
    <dc:creator>Michael Kalkusch</dc:creator>
    <dc:date>2006-09-21T11:46:22</dc:date>
    <meta:printed-by>Michael Kalkusch</meta:printed-by>
    <meta:print-date>2006-09-20T10:29:25</meta:print-date>
    <dc:language>de-AT</dc:language>
    <meta:editing-cycles>10</meta:editing-cycles>
    <meta:editing-duration>PT2H27M5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